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Sans" svg:font-family="DejaVu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Serif-Bold" fo:font-size="16pt" fo:font-weight="bold" style:font-size-asian="16pt" style:font-weight-asian="bold"/>
    </style:style>
    <style:style style:name="P2" style:family="paragraph" style:parent-style-name="Standard">
      <style:paragraph-properties fo:text-align="start" style:justify-single-word="false"/>
      <style:text-properties style:font-name="LiberationSerif-Bold" fo:font-size="16pt" fo:font-weight="bold" style:font-size-asian="16pt" style:font-weight-asian="bold"/>
    </style:style>
    <style:style style:name="P3" style:family="paragraph" style:parent-style-name="Standard">
      <style:text-properties officeooo:paragraph-rsid="000c65e5"/>
    </style:style>
    <style:style style:name="P4" style:family="paragraph" style:parent-style-name="Standard">
      <style:text-properties officeooo:paragraph-rsid="0018d562"/>
    </style:style>
    <style:style style:name="P5" style:family="paragraph" style:parent-style-name="Standard">
      <style:text-properties officeooo:rsid="0018dbda" officeooo:paragraph-rsid="0018dbda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8" style:family="paragraph" style:parent-style-name="Text_20_body" style:list-style-name="L3">
      <style:paragraph-properties style:writing-mode="lr-tb"/>
    </style:style>
    <style:style style:name="P9" style:family="paragraph" style:parent-style-name="Text_20_body" style:list-style-name="L4">
      <style:paragraph-properties fo:margin-top="0cm" fo:margin-bottom="0cm" style:contextual-spacing="false" style:writing-mode="lr-tb"/>
    </style:style>
    <style:style style:name="P10" style:family="paragraph" style:parent-style-name="Text_20_body" style:list-style-name="L4">
      <style:paragraph-properties style:writing-mode="lr-tb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Text_20_body">
      <style:text-properties officeooo:paragraph-rsid="0018d562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8dbda" officeooo:paragraph-rsid="0018dbda"/>
    </style:style>
    <style:style style:name="P14" style:family="paragraph" style:parent-style-name="Text_20_body">
      <style:text-properties officeooo:rsid="0018dbda" officeooo:paragraph-rsid="0018d562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18dbda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LiberationSerif-Bold" fo:font-size="12pt" fo:font-weight="bold" officeooo:rsid="000c65e5" style:font-size-asian="12pt" style:font-weight-asian="bold"/>
    </style:style>
    <style:style style:name="T2" style:family="text">
      <style:text-properties style:font-name="LiberationSerif-Bold" fo:font-size="12pt" fo:font-weight="bold" officeooo:rsid="0018d562" style:font-size-asian="12pt" style:font-weight-asian="bold"/>
    </style:style>
    <style:style style:name="T3" style:family="text">
      <style:text-properties style:font-name="LiberationSerif-Bold" fo:font-size="12pt" fo:font-weight="bold" officeooo:rsid="0018dbda" style:font-size-asian="12pt" style:font-weight-asian="bold"/>
    </style:style>
    <style:style style:name="T4" style:family="text">
      <style:text-properties style:font-name="LiberationSerif-Bold" fo:font-size="12pt" fo:font-weight="normal" officeooo:rsid="000c65e5" style:font-size-asian="12pt" style:font-weight-asian="normal" style:font-weight-complex="normal"/>
    </style:style>
    <style:style style:name="T5" style:family="text">
      <style:text-properties style:font-name="LiberationSerif" fo:font-size="12pt" fo:font-weight="normal" officeooo:rsid="0014674d" style:font-size-asian="12pt" style:font-weight-asian="normal" style:font-weight-complex="normal"/>
    </style:style>
    <style:style style:name="T6" style:family="text">
      <style:text-properties style:font-name="LiberationSerif" fo:font-size="12pt" fo:font-weight="bold" officeooo:rsid="0014674d" style:font-size-asian="12pt" style:font-weight-asian="bold" style:font-weight-complex="bold"/>
    </style:style>
    <style:style style:name="T7" style:family="text">
      <style:text-properties fo:color="#e300e3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0" style:family="text">
      <style:text-properties officeooo:rsid="0018dbda"/>
    </style:style>
    <style:style style:name="T11" style:family="text">
      <style:text-properties fo:color="#c9211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de Servicios y Procesos</text:p>
      <text:p text:style-name="P2"/>
      <text:p text:style-name="P4"><text:span text:style-name="T1">Ejercicio opcional </text:span><text:span text:style-name="T3">X</text:span><text:span text:style-name="T1">:</text:span><text:span text:style-name="T4"> </text:span></text:p>
      <text:p text:style-name="P4"><text:span text:style-name="T4"/></text:p>
      <text:p text:style-name="P5">Enunci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DejaVuSans" svg:font-family="DejaVu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2T19:08:03.561000000</dc:date>
    <meta:editing-duration>PT15M2S</meta:editing-duration>
    <meta:editing-cycles>1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" meta:word-count="9" meta:character-count="68" meta:non-whitespace-character-count="61"/>
  </office:meta>
</office:document-meta>
</file>